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fo:text-indent="-0.9cm"/>
      <style:text-properties fo:color="#ffffff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fo:margin-left="6cm" fo:margin-right="0cm" fo:text-indent="-0.6cm"/>
    </style:style>
    <style:style style:name="P17" style:family="paragraph">
      <style:paragraph-properties fo:margin-left="1.2cm" fo:margin-right="0cm" fo:text-indent="-0.9cm"/>
      <style:text-properties fo:font-size="20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ffffff"/>
    </style:style>
    <style:style style:name="T8" style:family="text">
      <style:text-properties fo:font-size="24pt"/>
    </style:style>
    <style:style style:name="T9" style:family="text">
      <style:text-properties fo:font-size="20pt"/>
    </style:style>
    <style:style style:name="T10" style:family="text">
      <style:text-properties fo:color="#ccccff"/>
    </style:style>
    <style:style style:name="T1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ch1-7 review</presentation:footer-decl>
      <presentation:footer-decl presentation:name="ftr2">CMPTxxxx</presentation:footer-decl>
      <presentation:footer-decl presentation:name="ftr3">CMPT 14x: 5.4-5.8</presentation:footer-decl>
      <presentation:date-time-decl presentation:name="dtd1" presentation:source="fixed">24 Oct 2005</presentation:date-time-decl>
      <presentation:date-time-decl presentation:name="dtd2" presentation:source="current-date" style:data-style-name="D3"/>
      <presentation:date-time-decl presentation:name="dtd3" presentation:source="fixed">12 Oct 2005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Ch1-7: CMPT140 Review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4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7cm" svg:height="0.971cm" svg:x="17.13cm" svg:y="19.29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MPT140 Review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We've already covered one whole book!</text:p>
              </text:list-item>
            </text:list>
            <text:list text:style-name="L6">
              <text:list-item>
                <text:list>
                  <text:list-item>
                    <text:p text:style-name="P11">Ch1: Problem-solv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2: Your first progra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3: Program structur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4: Procedur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5: Enumerations, arrays, FO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6: Library modul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Ch7: Applica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1: Problem solving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Computing scientists as <text:span text:style-name="T6">toolsmiths</text:span></text:p>
              </text:list-item>
            </text:list>
            <text:list text:style-name="L6">
              <text:list-item>
                <text:p text:style-name="P10"><text:span text:style-name="T6">Top-down</text:span> vs. bottom-up; <text:span text:style-name="T6">WADES</text:span></text:p>
              </text:list-item>
            </text:list>
            <text:list text:style-name="L6">
              <text:list-item>
                <text:p text:style-name="P10">Client --&gt; Designer --&gt; Implementer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Requirements</text:span> doc, <text:span text:style-name="T6">Design</text:span> spec, Code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VAR</text:span>iables and <text:span text:style-name="T6">CONST</text:span>ants</text:p>
              </text:list-item>
            </text:list>
            <text:list text:style-name="L6">
              <text:list-item>
                <text:p text:style-name="P10">Abstract data <text:span text:style-name="T6">types</text:span></text:p>
              </text:list-item>
            </text:list>
            <text:list text:style-name="L6">
              <text:list-item>
                <text:p text:style-name="P10"><text:span text:style-name="T6">Atomic </text:span><text:span text:style-name="T7">vs. </text:span><text:span text:style-name="T6">aggregate </text:span><text:span text:style-name="T7">data types</text:span></text:p>
              </text:list-item>
            </text:list>
            <text:list text:style-name="L6">
              <text:list-item>
                <text:p text:style-name="P10">5 <text:span text:style-name="T6">hardware</text:span> abstractions</text:p>
              </text:list-item>
            </text:list>
            <text:list text:style-name="L6">
              <text:list-item>
                <text:p text:style-name="P10">5 <text:span text:style-name="T6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2: A basic Modula-2 program</text:p>
          </draw:text-box>
        </draw:frame>
        <draw:frame presentation:style-name="pr5" draw:text-style-name="P10" draw:layer="layout" svg:width="25.199cm" svg:height="14.632cm" svg:x="1.4cm" svg:y="4.507cm" presentation:class="outline" presentation:user-transformed="true">
          <draw:text-box>
            <text:list text:style-name="L6">
              <text:list-item>
                <text:p text:style-name="P10"><text:span text:style-name="T6">Module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Structure</text:span> of a program modul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IMPORT</text:span>ing library func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Declaring</text:span> variables, constants; <text:span text:style-name="T6">initializ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Reserved</text:span> words, <text:span text:style-name="T6">identifier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Operators on basic types: +, -, *, /, DIV, ...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Comparison</text:span> opera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BOOLEAN</text:span> operators, shortcu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Precedence, type conversion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Input/output </text:span><text:span text:style-name="T7">on real, int/card, char, string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3: Basic Program Structure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7">Statement </text:span><text:span text:style-name="T6">sequences</text:span></text:p>
              </text:list-item>
            </text:list>
            <text:list text:style-name="L6">
              <text:list-item>
                <text:p text:style-name="P10"><text:span text:style-name="T6">Selection</text:span><text:span text:style-name="T7"> (IF, ELSE, ELSIF)</text:span></text:p>
              </text:list-item>
            </text:list>
            <text:list text:style-name="L6">
              <text:list-item>
                <text:p text:style-name="P10"><text:span text:style-name="T7">Repetition/</text:span><text:span text:style-name="T6">loops</text:span><text:span text:style-name="T7"> (WHILE, REPEAT)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Top-of-loop vs. bottom-of-loop testing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Boolean express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4: Procedures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6">Declaring</text:span><text:span text:style-name="T7"> procedures</text:span></text:p>
              </text:list-item>
            </text:list>
            <text:list text:style-name="L6">
              <text:list-item>
                <text:p text:style-name="P10"><text:span text:style-name="T7">Procedure </text:span><text:span text:style-name="T6">parameters</text:span><text:span text:style-name="T7">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Formal</text:span><text:span text:style-name="T7"> vs. </text:span><text:span text:style-name="T6">actual</text:span><text:span text:style-name="T7"> paramet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Value</text:span><text:span text:style-name="T7"> vs. </text:span><text:span text:style-name="T6">variable</text:span><text:span text:style-name="T7"> paramet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Scope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Function</text:span><text:span text:style-name="T7"> procedure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RETUR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Use in </text:span><text:span text:style-name="T6">express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(example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5: Types, Arrays, FOR</text:p>
          </draw:text-box>
        </draw:frame>
        <draw:frame presentation:style-name="pr5" draw:text-style-name="P17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8">User-defined types: the TYPE declaration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Atomic typ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9">Scalar type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9">Real types (REAL, LONGRE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9">Ordinal typ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Whole number types (INTEGER, CARDINA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Enumerations (5.2.1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Subranges (5.2.2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Structured (aggregate) typ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9">Arrays (5.3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9">Strings (5.3.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9">Sets (9.2-9.6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9">Records (9.7-9.1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h5: Types, Arrays, FOR</text:p>
          </draw:text-box>
        </draw:frame>
        <draw:frame presentation:style-name="pr5" draw:text-style-name="P10" draw:layer="layout" svg:width="25.199cm" svg:height="14.965cm" svg:x="1.4cm" svg:y="4.507cm" presentation:class="outline" presentation:user-transformed="true">
          <draw:text-box>
            <text:list text:style-name="L6">
              <text:list-item>
                <text:p text:style-name="P10">What operations work on <text:span text:style-name="T6">ordinal</text:span> types?</text:p>
              </text:list-item>
            </text:list>
            <text:list text:style-name="L6">
              <text:list-item>
                <text:list>
                  <text:list-item>
                    <text:p text:style-name="P11">Comparison, INC/DEC, ORD, index arrays, ...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Subrange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Expression</text:span> compat: base types match exactl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Assignment</text:span> compat: base types assign compat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Arrays</text:span></text:p>
              </text:list-item>
            </text:list>
            <text:list text:style-name="L6">
              <text:list-item>
                <text:list>
                  <text:list-item>
                    <text:p text:style-name="P11">Ope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ultidimensional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FOR</text:span></text:p>
              </text:list-item>
            </text:list>
            <text:list text:style-name="L6">
              <text:list-item>
                <text:list>
                  <text:list-item>
                    <text:p text:style-name="P11">vs. WHILE: pros/cons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6: Librarie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M2 <text:span text:style-name="T6">Standard Library</text:span> modules:</text:p>
              </text:list-item>
            </text:list>
            <text:list text:style-name="L6">
              <text:list-item>
                <text:list>
                  <text:list-item>
                    <text:p text:style-name="P11">I/O: <text:span text:style-name="T10">STextIO, SWholeIO, SRealIO, SLongIO, SIOResul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Redirection: channels, sink/source,</text:span><text:span text:style-name="T10"> RedirStdI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Math: <text:span text:style-name="T10">RealMath, LongMat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Text: </text:span><text:span text:style-name="T10">Strings</text:span></text:p>
                  </text:list-item>
                </text:list>
              </text:list-item>
            </text:list>
            <text:list text:style-name="L6">
              <text:list-item>
                <text:p text:style-name="P10">Making your own <text:span text:style-name="T6">libraries</text:span>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DEF</text:span> vs. <text:span text:style-name="T10">IM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nformation hid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Accessor (set/get) fun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7: Application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6">Text</text:span> manipulation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LENGTH, +, Concat/Append, Assign, Compare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PseudoRandom</text:span><text:span text:style-name="T7">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Seed, iterativ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(Understand concepts enough to code it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<text:span text:style-name="T6">Fractions</text:span><text:span text:style-name="T7"> ADT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Set/get functions to hide </text:span><text:span text:style-name="T10">ARRAY[1..2] OF INT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Substitution</text:span><text:span text:style-name="T7"> cipher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How it work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11">Lab</text:span><text:span text:style-name="T1"> #6 today/tomorrow/Wed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">7.14 #(22 / 32 / 37)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">140 </text:span><text:span text:style-name="T11">Final</text:span><text:span text:style-name="T1"> on Wed and Thu (two parts)</text:span></text:p>
              </text:list-item>
            </text:list>
            <text:list text:style-name="L6">
              <text:list-item>
                <text:p text:style-name="P10"><text:span text:style-name="T11">Homework</text:span><text:span text:style-name="T1"> due Fri: 7.14 #(28, 31)</text:span></text:p>
              </text:list-item>
            </text:list>
            <text:list text:style-name="L6">
              <text:list-item>
                <text:p text:style-name="P10"><text:span text:style-name="T1">No lab next week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0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0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0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0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CMPT14x Lecture</dc:title>
    <meta:initial-creator>Sean Ho</meta:initial-creator>
    <meta:creation-date>2005-08-16T14:05:12</meta:creation-date>
    <dc:creator>Sean Ho</dc:creator>
    <dc:date>2005-10-24T09:32:16</dc:date>
    <dc:language>en-US</dc:language>
    <meta:editing-cycles>364</meta:editing-cycles>
    <meta:editing-duration>P15DT11H4M26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